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ngua Franca" svg:font-family="'Lingua Franc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3" style:family="table">
      <style:table-properties style:width="16.995cm" table:align="left" style:may-break-between-rows="false" style:writing-mode="page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1.699cm"/>
    </style:style>
    <style:style style:name="Tabela3.C" style:family="table-column">
      <style:table-column-properties style:column-width="1.702cm"/>
    </style:style>
    <style:style style:name="Tabela3.E" style:family="table-column">
      <style:table-column-properties style:column-width="1.7cm"/>
    </style:style>
    <style:style style:name="Tabela3.F" style:family="table-column">
      <style:table-column-properties style:column-width="3.401cm"/>
    </style:style>
    <style:style style:name="Tabela3.G" style:family="table-column">
      <style:table-column-properties style:column-width="3.395cm"/>
    </style:style>
    <style:style style:name="Tabela3.A1" style:family="table-cell">
      <style:table-cell-properties style:vertical-align="middle" fo:padding="0.097cm" fo:border="none"/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padding="0.097cm" fo:border-left="none" fo:border-right="none" fo:border-top="none" fo:border-bottom="0.5pt solid #000000"/>
    </style:style>
    <style:style style:name="Tabela3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3.G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B3" style:family="table-cell">
      <style:table-cell-properties style:vertical-align="middle" fo:background-color="#ffffff" fo:padding="0.097cm" fo:border-left="0.5pt solid #000000" fo:border-right="none" fo:border-top="none" fo:border-bottom="none">
        <style:background-image/>
      </style:table-cell-properties>
    </style:style>
    <style:style style:name="Tabela3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3.G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C4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E4" style:family="table-cell">
      <style:table-cell-properties style:vertical-align="middle" fo:background-color="#ffffff" fo:padding="0.097cm" fo:border-left="none" fo:border-right="none" fo:border-top="0.5pt solid #000000" fo:border-bottom="0.5pt solid #000000">
        <style:background-image/>
      </style:table-cell-properties>
    </style:style>
    <style:style style:name="Tabela4" style:family="table">
      <style:table-properties style:width="17cm" table:align="margins" style:may-break-between-rows="false" style:writing-mode="page"/>
    </style:style>
    <style:style style:name="Tabela4.A" style:family="table-column">
      <style:table-column-properties style:column-width="3.401cm" style:rel-column-width="13107*"/>
    </style:style>
    <style:style style:name="Tabela4.A1" style:family="table-cell">
      <style:table-cell-properties style:vertical-align="middle" fo:padding="0.097cm" fo:border="none"/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padding="0.097cm" fo:border-left="none" fo:border-right="none" fo:border-top="none" fo:border-bottom="0.5pt solid #000000"/>
    </style:style>
    <style:style style:name="Tabela4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4.E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4.E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" style:family="table">
      <style:table-properties style:width="16.995cm" table:align="left" style:may-break-between-rows="false" style:writing-mode="page"/>
    </style:style>
    <style:style style:name="Tabela1.A" style:family="table-column">
      <style:table-column-properties style:column-width="3.399cm"/>
    </style:style>
    <style:style style:name="Tabela1.B" style:family="table-column">
      <style:table-column-properties style:column-width="1.699cm"/>
    </style:style>
    <style:style style:name="Tabela1.C" style:family="table-column">
      <style:table-column-properties style:column-width="1.702cm"/>
    </style:style>
    <style:style style:name="Tabela1.E" style:family="table-column">
      <style:table-column-properties style:column-width="1.7cm"/>
    </style:style>
    <style:style style:name="Tabela1.F" style:family="table-column">
      <style:table-column-properties style:column-width="3.401cm"/>
    </style:style>
    <style:style style:name="Tabela1.G" style:family="table-column">
      <style:table-column-properties style:column-width="3.395cm"/>
    </style:style>
    <style:style style:name="Tabela1.A1" style:family="table-cell">
      <style:table-cell-properties style:vertical-align="middle" fo:padding="0.097cm" fo:border="none"/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none" fo:border-right="none" fo:border-top="none" fo:border-bottom="0.5pt solid #000000"/>
    </style:style>
    <style:style style:name="Tabela1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1.G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style:vertical-align="middle" fo:background-color="#ffffff" fo:padding="0.097cm" fo:border-left="0.5pt solid #000000" fo:border-right="none" fo:border-top="none" fo:border-bottom="none">
        <style:background-image/>
      </style:table-cell-properties>
    </style:style>
    <style:style style:name="Tabela1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1.G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C4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E4" style:family="table-cell">
      <style:table-cell-properties style:vertical-align="middle" fo:background-color="#ffffff" fo:padding="0.097cm" fo:border-left="none" fo:border-right="none" fo:border-top="0.5pt solid #000000" fo:border-bottom="0.5pt solid #000000">
        <style:background-image/>
      </style:table-cell-properties>
    </style:style>
    <style:style style:name="Tabela1.G8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a2" style:family="table">
      <style:table-properties style:width="17cm" table:align="margins" style:may-break-between-rows="false" style:writing-mode="page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style:vertical-align="middle" fo:padding="0.097cm" fo:border="none"/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padding="0.097cm" fo:border-left="none" fo:border-right="none" fo:border-top="none" fo:border-bottom="0.5pt solid #000000"/>
    </style:style>
    <style:style style:name="Tabela2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2.E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2.E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" style:family="table">
      <style:table-properties style:width="16.995cm" table:align="left" style:may-break-between-rows="false" style:writing-mode="page"/>
    </style:style>
    <style:style style:name="Tabela5.A" style:family="table-column">
      <style:table-column-properties style:column-width="3.399cm"/>
    </style:style>
    <style:style style:name="Tabela5.B" style:family="table-column">
      <style:table-column-properties style:column-width="1.699cm"/>
    </style:style>
    <style:style style:name="Tabela5.C" style:family="table-column">
      <style:table-column-properties style:column-width="1.702cm"/>
    </style:style>
    <style:style style:name="Tabela5.E" style:family="table-column">
      <style:table-column-properties style:column-width="1.7cm"/>
    </style:style>
    <style:style style:name="Tabela5.F" style:family="table-column">
      <style:table-column-properties style:column-width="3.401cm"/>
    </style:style>
    <style:style style:name="Tabela5.G" style:family="table-column">
      <style:table-column-properties style:column-width="3.395cm"/>
    </style:style>
    <style:style style:name="Tabela5.A1" style:family="table-cell">
      <style:table-cell-properties style:vertical-align="middle" fo:padding="0.097cm" fo:border="none"/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padding="0.097cm" fo:border-left="none" fo:border-right="none" fo:border-top="none" fo:border-bottom="0.5pt solid #000000"/>
    </style:style>
    <style:style style:name="Tabela5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5.G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B3" style:family="table-cell">
      <style:table-cell-properties style:vertical-align="middle" fo:background-color="#ffffff" fo:padding="0.097cm" fo:border-left="0.5pt solid #000000" fo:border-right="none" fo:border-top="none" fo:border-bottom="none">
        <style:background-image/>
      </style:table-cell-properties>
    </style:style>
    <style:style style:name="Tabela5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5.G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C4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E4" style:family="table-cell">
      <style:table-cell-properties style:vertical-align="middle" fo:background-color="#ffffff" fo:padding="0.097cm" fo:border-left="none" fo:border-right="none" fo:border-top="0.5pt solid #000000" fo:border-bottom="0.5pt solid #000000">
        <style:background-image/>
      </style:table-cell-properties>
    </style:style>
    <style:style style:name="Tabela5.G8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a6" style:family="table">
      <style:table-properties style:width="17cm" table:align="margins" style:may-break-between-rows="false" style:writing-mode="page"/>
    </style:style>
    <style:style style:name="Tabela6.A" style:family="table-column">
      <style:table-column-properties style:column-width="3.401cm" style:rel-column-width="13107*"/>
    </style:style>
    <style:style style:name="Tabela6.A1" style:family="table-cell">
      <style:table-cell-properties style:vertical-align="middle" fo:padding="0.097cm" fo:border="none"/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padding="0.097cm" fo:border-left="none" fo:border-right="none" fo:border-top="none" fo:border-bottom="0.5pt solid #000000"/>
    </style:style>
    <style:style style:name="Tabela6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6.E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6.E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" style:family="table">
      <style:table-properties style:width="16.995cm" table:align="left" style:may-break-between-rows="false" style:writing-mode="page"/>
    </style:style>
    <style:style style:name="Tabela7.A" style:family="table-column">
      <style:table-column-properties style:column-width="3.399cm"/>
    </style:style>
    <style:style style:name="Tabela7.B" style:family="table-column">
      <style:table-column-properties style:column-width="1.699cm"/>
    </style:style>
    <style:style style:name="Tabela7.C" style:family="table-column">
      <style:table-column-properties style:column-width="1.702cm"/>
    </style:style>
    <style:style style:name="Tabela7.E" style:family="table-column">
      <style:table-column-properties style:column-width="1.7cm"/>
    </style:style>
    <style:style style:name="Tabela7.F" style:family="table-column">
      <style:table-column-properties style:column-width="3.401cm"/>
    </style:style>
    <style:style style:name="Tabela7.G" style:family="table-column">
      <style:table-column-properties style:column-width="3.395cm"/>
    </style:style>
    <style:style style:name="Tabela7.A1" style:family="table-cell">
      <style:table-cell-properties style:vertical-align="middle" fo:padding="0.097cm" fo:border="none"/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padding="0.097cm" fo:border-left="none" fo:border-right="none" fo:border-top="none" fo:border-bottom="0.5pt solid #000000"/>
    </style:style>
    <style:style style:name="Tabela7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7.G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B3" style:family="table-cell">
      <style:table-cell-properties style:vertical-align="middle" fo:background-color="#ffffff" fo:padding="0.097cm" fo:border-left="0.5pt solid #000000" fo:border-right="none" fo:border-top="none" fo:border-bottom="none">
        <style:background-image/>
      </style:table-cell-properties>
    </style:style>
    <style:style style:name="Tabela7.F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7.G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C4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E4" style:family="table-cell">
      <style:table-cell-properties style:vertical-align="middle" fo:background-color="#ffffff" fo:padding="0.097cm" fo:border-left="none" fo:border-right="none" fo:border-top="0.5pt solid #000000" fo:border-bottom="0.5pt solid #000000">
        <style:background-image/>
      </style:table-cell-properties>
    </style:style>
    <style:style style:name="Tabela7.G8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a8" style:family="table">
      <style:table-properties style:width="17cm" table:align="margins" style:may-break-between-rows="false" style:writing-mode="page"/>
    </style:style>
    <style:style style:name="Tabela8.A" style:family="table-column">
      <style:table-column-properties style:column-width="3.401cm" style:rel-column-width="13107*"/>
    </style:style>
    <style:style style:name="Tabela8.A1" style:family="table-cell">
      <style:table-cell-properties style:vertical-align="middle" fo:padding="0.097cm" fo:border="none"/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padding="0.097cm" fo:border-left="none" fo:border-right="none" fo:border-top="none" fo:border-bottom="0.5pt solid #000000"/>
    </style:style>
    <style:style style:name="Tabela8.B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a8.E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.B3" style:family="table-cell">
      <style:table-cell-properties style:vertical-align="middle"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ela8.E3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c173" officeooo:paragraph-rsid="001cc173"/>
    </style:style>
    <style:style style:name="P2" style:family="paragraph" style:parent-style-name="Standard">
      <style:text-properties style:font-name="Lingua Franca" fo:language="en" fo:country="US" officeooo:rsid="00f7a27a" officeooo:paragraph-rsid="001cc173" style:font-name-asian="Lingua Franca" style:font-name-complex="Lingua Franca"/>
    </style:style>
    <style:style style:name="P3" style:family="paragraph" style:parent-style-name="Standard">
      <style:text-properties style:font-name="Lingua Franca" fo:language="en" fo:country="US" officeooo:paragraph-rsid="001cc173" style:font-name-asian="Lingua Franca" style:font-name-complex="Lingua Franca"/>
    </style:style>
    <style:style style:name="P4" style:family="paragraph" style:parent-style-name="Standard">
      <style:text-properties style:font-name="Lingua Franca" officeooo:paragraph-rsid="001cc173" style:font-name-asian="Lingua Franca" style:font-name-complex="Lingua Franca"/>
    </style:style>
    <style:style style:name="P5" style:family="paragraph" style:parent-style-name="Standard">
      <style:text-properties style:font-name="Lingua Franca" officeooo:rsid="001cc173" officeooo:paragraph-rsid="001cc173" style:font-name-asian="Lingua Franca" style:font-name-complex="Lingua Franca"/>
    </style:style>
    <style:style style:name="P6" style:family="paragraph" style:parent-style-name="Standard">
      <style:text-properties style:font-name="Lingua Franca" fo:language="fr" fo:country="FR" officeooo:rsid="001cc173" officeooo:paragraph-rsid="001cc173" style:font-name-asian="Lingua Franca" style:font-name-complex="Lingua Franca"/>
    </style:style>
    <style:style style:name="P7" style:family="paragraph" style:parent-style-name="Standard">
      <style:text-properties style:font-name="Lingua Franca" fo:language="fr" fo:country="FR" officeooo:paragraph-rsid="001cc173" style:font-name-asian="Lingua Franca" style:font-name-complex="Lingua Franca"/>
    </style:style>
    <style:style style:name="P8" style:family="paragraph" style:parent-style-name="Standard">
      <style:text-properties style:font-name="Lingua Franca" fo:language="es" fo:country="ES" officeooo:paragraph-rsid="001cc173" style:font-name-asian="Lingua Franca" style:font-name-complex="Lingua Franca"/>
    </style:style>
    <style:style style:name="P9" style:family="paragraph" style:parent-style-name="Standard">
      <style:text-properties style:font-name="Lingua Franca" fo:language="es" fo:country="ES" officeooo:rsid="001cc173" officeooo:paragraph-rsid="001cc173" style:font-name-asian="Lingua Franca" style:font-name-complex="Lingua Franca"/>
    </style:style>
    <style:style style:name="P10" style:family="paragraph" style:parent-style-name="Standard">
      <style:text-properties fo:language="en" fo:country="US" officeooo:rsid="001cc173" officeooo:paragraph-rsid="001cc173"/>
    </style:style>
    <style:style style:name="P11" style:family="paragraph" style:parent-style-name="Standard">
      <style:paragraph-properties fo:break-before="page"/>
      <style:text-properties officeooo:rsid="001cc173" officeooo:paragraph-rsid="001cc173"/>
    </style:style>
    <style:style style:name="P12" style:family="paragraph" style:parent-style-name="Standard">
      <style:paragraph-properties fo:break-before="page"/>
      <style:text-properties style:font-name="Lingua Franca" officeooo:rsid="001cc173" officeooo:paragraph-rsid="001cc173" style:font-name-asian="Lingua Franca" style:font-name-complex="Lingua Franca"/>
    </style:style>
    <style:style style:name="P13" style:family="paragraph" style:parent-style-name="Table_20_Contents">
      <style:text-properties officeooo:paragraph-rsid="001cc173" style:font-name-asian="Lingua Franca" style:font-name-complex="Lingua Franca"/>
    </style:style>
    <style:style style:name="P14" style:family="paragraph" style:parent-style-name="Table_20_Contents">
      <style:paragraph-properties fo:text-align="center" style:justify-single-word="false"/>
      <style:text-properties officeooo:paragraph-rsid="001cc173" style:font-name-asian="Lingua Franca" style:font-name-complex="Lingua Franca"/>
    </style:style>
    <style:style style:name="P15" style:family="paragraph" style:parent-style-name="Table_20_Contents">
      <style:paragraph-properties fo:text-align="center" style:justify-single-word="false"/>
      <style:text-properties officeooo:rsid="014807d3" officeooo:paragraph-rsid="001cc173" style:font-name-asian="Lingua Franca" style:font-name-complex="Lingua Franca"/>
    </style:style>
    <style:style style:name="P16" style:family="paragraph" style:parent-style-name="Table_20_Contents">
      <style:paragraph-properties fo:text-align="center" style:justify-single-word="false"/>
      <style:text-properties officeooo:rsid="014a65d3" officeooo:paragraph-rsid="001cc173" style:font-name-asian="Lingua Franca" style:font-name-complex="Lingua Franca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1489c3d" officeooo:paragraph-rsid="001cc173" style:font-name-asian="Lingua Franca" style:font-weight-asian="bold" style:font-name-complex="Lingua Franca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14bff3b" officeooo:paragraph-rsid="001cc173" style:font-name-asian="Lingua Franca" style:font-weight-asian="bold" style:font-name-complex="Lingua Franca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14807d3" officeooo:paragraph-rsid="001cc173" style:font-name-asian="Lingua Franca" style:font-weight-asian="bold" style:font-name-complex="Lingua Franca" style:font-weight-complex="bold"/>
    </style:style>
    <style:style style:name="P20" style:family="paragraph" style:parent-style-name="Table_20_Contents">
      <style:text-properties fo:font-weight="bold" officeooo:rsid="014807d3" officeooo:paragraph-rsid="001cc173" style:font-name-asian="Lingua Franca" style:font-weight-asian="bold" style:font-name-complex="Lingua Franca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14bf890" officeooo:paragraph-rsid="001cc173" style:font-name-asian="Lingua Franca" style:font-weight-asian="bold" style:font-name-complex="Lingua Franca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14cc95c" officeooo:paragraph-rsid="001cc173" style:font-name-asian="Lingua Franca" style:font-weight-asian="bold" style:font-name-complex="Lingua Franca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14dab5d" officeooo:paragraph-rsid="001cc173" style:font-name-asian="Lingua Franca" style:font-weight-asian="bold" style:font-name-complex="Lingua Franca" style:font-weight-complex="bold"/>
    </style:style>
    <style:style style:name="P24" style:family="paragraph" style:parent-style-name="Table_20_Contents">
      <style:text-properties fo:language="fr" fo:country="FR" fo:font-weight="bold" officeooo:rsid="014807d3" officeooo:paragraph-rsid="001cc173" style:font-name-asian="Lingua Franca" style:font-weight-asian="bold" style:font-name-complex="Lingua Franca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fr" fo:country="FR" fo:font-weight="bold" officeooo:rsid="014bff3b" officeooo:paragraph-rsid="001cc173" style:font-name-asian="Lingua Franca" style:font-weight-asian="bold" style:font-name-complex="Lingua Franca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fr" fo:country="FR" fo:font-weight="bold" officeooo:paragraph-rsid="001cc173" style:font-weight-asian="bold" style:font-weight-complex="bold"/>
    </style:style>
    <style:style style:name="P27" style:family="paragraph" style:parent-style-name="Table_20_Contents">
      <style:text-properties fo:language="fr" fo:country="FR" officeooo:paragraph-rsid="001cc173" style:font-name-asian="Lingua Franca" style:font-name-complex="Lingua Franca"/>
    </style:style>
    <style:style style:name="P28" style:family="paragraph" style:parent-style-name="Table_20_Contents">
      <style:paragraph-properties fo:text-align="center" style:justify-single-word="false"/>
      <style:text-properties fo:language="fr" fo:country="FR" officeooo:paragraph-rsid="001cc173" style:font-name-asian="Lingua Franca" style:font-name-complex="Lingua Franca"/>
    </style:style>
    <style:style style:name="P29" style:family="paragraph" style:parent-style-name="Table_20_Contents">
      <style:paragraph-properties fo:text-align="center" style:justify-single-word="false"/>
      <style:text-properties fo:language="fr" fo:country="FR" officeooo:rsid="014807d3" officeooo:paragraph-rsid="001cc173" style:font-name-asian="Lingua Franca" style:font-name-complex="Lingua Franca"/>
    </style:style>
    <style:style style:name="P30" style:family="paragraph" style:parent-style-name="Table_20_Contents">
      <style:paragraph-properties fo:text-align="center" style:justify-single-word="false"/>
      <style:text-properties fo:language="fr" fo:country="FR" officeooo:rsid="014a65d3" officeooo:paragraph-rsid="001cc173" style:font-name-asian="Lingua Franca" style:font-name-complex="Lingua Franca"/>
    </style:style>
    <style:style style:name="P31" style:family="paragraph" style:parent-style-name="Table_20_Contents">
      <style:paragraph-properties fo:text-align="center" style:justify-single-word="false"/>
      <style:text-properties fo:language="fr" fo:country="FR" officeooo:paragraph-rsid="001cc173"/>
    </style:style>
    <style:style style:name="P32" style:family="paragraph" style:parent-style-name="Table_20_Contents">
      <style:text-properties fo:language="fr" fo:country="FR" officeooo:paragraph-rsid="001cc173"/>
    </style:style>
    <style:style style:name="P33" style:family="paragraph" style:parent-style-name="Table_20_Contents">
      <style:text-properties fo:language="es" fo:country="ES" officeooo:paragraph-rsid="001cc173" style:font-name-asian="Lingua Franca" style:font-name-complex="Lingua Franca"/>
    </style:style>
    <style:style style:name="P34" style:family="paragraph" style:parent-style-name="Table_20_Contents">
      <style:paragraph-properties fo:text-align="center" style:justify-single-word="false"/>
      <style:text-properties fo:language="es" fo:country="ES" officeooo:paragraph-rsid="001cc173" style:font-name-asian="Lingua Franca" style:font-name-complex="Lingua Franca"/>
    </style:style>
    <style:style style:name="P35" style:family="paragraph" style:parent-style-name="Table_20_Contents">
      <style:paragraph-properties fo:text-align="center" style:justify-single-word="false"/>
      <style:text-properties fo:language="es" fo:country="ES" officeooo:rsid="014807d3" officeooo:paragraph-rsid="001cc173" style:font-name-asian="Lingua Franca" style:font-name-complex="Lingua Franca"/>
    </style:style>
    <style:style style:name="P36" style:family="paragraph" style:parent-style-name="Table_20_Contents">
      <style:paragraph-properties fo:text-align="center" style:justify-single-word="false"/>
      <style:text-properties fo:language="es" fo:country="ES" officeooo:rsid="014a65d3" officeooo:paragraph-rsid="001cc173" style:font-name-asian="Lingua Franca" style:font-name-complex="Lingua Franca"/>
    </style:style>
    <style:style style:name="P37" style:family="paragraph" style:parent-style-name="Table_20_Contents">
      <style:paragraph-properties fo:text-align="center" style:justify-single-word="false"/>
      <style:text-properties fo:language="es" fo:country="ES" fo:font-weight="bold" officeooo:rsid="01489c3d" officeooo:paragraph-rsid="001cc173" style:font-name-asian="Lingua Franca" style:font-weight-asian="bold" style:font-name-complex="Lingua Franca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language="es" fo:country="ES" fo:font-weight="bold" officeooo:rsid="014bff3b" officeooo:paragraph-rsid="001cc173" style:font-name-asian="Lingua Franca" style:font-weight-asian="bold" style:font-name-complex="Lingua Franca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language="es" fo:country="ES" fo:font-weight="bold" officeooo:rsid="014807d3" officeooo:paragraph-rsid="001cc173" style:font-name-asian="Lingua Franca" style:font-weight-asian="bold" style:font-name-complex="Lingua Franca" style:font-weight-complex="bold"/>
    </style:style>
    <style:style style:name="P40" style:family="paragraph" style:parent-style-name="Table_20_Contents">
      <style:text-properties fo:language="es" fo:country="ES" fo:font-weight="bold" officeooo:rsid="014807d3" officeooo:paragraph-rsid="001cc173" style:font-name-asian="Lingua Franca" style:font-weight-asian="bold" style:font-name-complex="Lingua Franca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language="es" fo:country="ES" fo:font-weight="bold" officeooo:rsid="014bf890" officeooo:paragraph-rsid="001cc173" style:font-name-asian="Lingua Franca" style:font-weight-asian="bold" style:font-name-complex="Lingua Franca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language="es" fo:country="ES" fo:font-weight="bold" officeooo:rsid="014cc95c" officeooo:paragraph-rsid="001cc173" style:font-name-asian="Lingua Franca" style:font-weight-asian="bold" style:font-name-complex="Lingua Franca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language="es" fo:country="ES" fo:font-weight="bold" officeooo:rsid="014dab5d" officeooo:paragraph-rsid="001cc173" style:font-name-asian="Lingua Franca" style:font-weight-asian="bold" style:font-name-complex="Lingua Franca" style:font-weight-complex="bold"/>
    </style:style>
    <style:style style:name="P44" style:family="paragraph" style:parent-style-name="Table_20_Contents">
      <style:text-properties fo:language="en" fo:country="US" officeooo:paragraph-rsid="001cc173" style:font-name-asian="Lingua Franca" style:font-name-complex="Lingua Franca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fo:font-weight="bold" officeooo:paragraph-rsid="001cc173" style:font-weight-asian="bold" style:font-weight-complex="bold"/>
    </style:style>
    <style:style style:name="P46" style:family="paragraph" style:parent-style-name="Table_20_Contents">
      <style:text-properties fo:language="en" fo:country="US" fo:font-weight="bold" officeooo:paragraph-rsid="001cc173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paragraph-rsid="001cc173"/>
    </style:style>
    <style:style style:name="T1" style:family="text">
      <style:text-properties officeooo:rsid="01560a6c"/>
    </style:style>
    <style:style style:name="T2" style:family="text">
      <style:text-properties officeooo:rsid="014bff3b"/>
    </style:style>
    <style:style style:name="T3" style:family="text">
      <style:text-properties officeooo:rsid="014a65d3"/>
    </style:style>
    <style:style style:name="T4" style:family="text">
      <style:text-properties officeooo:rsid="014c4b3a"/>
    </style:style>
    <style:style style:name="T5" style:family="text">
      <style:text-properties officeooo:rsid="014807d3"/>
    </style:style>
    <style:style style:name="T6" style:family="text">
      <style:text-properties officeooo:rsid="014dab5d"/>
    </style:style>
    <style:style style:name="T7" style:family="text">
      <style:text-properties fo:font-weight="bold" officeooo:rsid="014bff3b" style:font-name-asian="Lingua Franca" style:font-weight-asian="bold" style:font-name-complex="Lingua Franca" style:font-weight-complex="bold"/>
    </style:style>
    <style:style style:name="T8" style:family="text">
      <style:text-properties fo:font-weight="bold" officeooo:rsid="001cc173" style:font-name-asian="Lingua Franca" style:font-weight-asian="bold" style:font-name-complex="Lingua Franca" style:font-weight-complex="bold"/>
    </style:style>
    <style:style style:name="T9" style:family="text">
      <style:text-properties fo:font-weight="bold" officeooo:rsid="014807d3" style:font-name-asian="Lingua Franca" style:font-weight-asian="bold" style:font-name-complex="Lingua Franca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4bf890" style:font-name-asian="Lingua Franca" style:font-name-complex="Lingua Franca"/>
    </style:style>
    <style:style style:name="T12" style:family="text">
      <style:text-properties officeooo:rsid="01489c3d" style:font-name-asian="Lingua Franca" style:font-name-complex="Lingua Fran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</text:p>
      <text:p text:style-name="P10"/>
      <text:p text:style-name="P10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B"/>
        <table:table-column table:style-name="Tabela3.E"/>
        <table:table-column table:style-name="Tabela3.F"/>
        <table:table-column table:style-name="Tabela3.G"/>
        <table:table-row table:style-name="TableLine94158133844880">
          <table:table-cell table:style-name="Tabela3.A1" office:value-type="string">
            <text:p text:style-name="P44"/>
          </table:table-cell>
          <table:table-cell table:style-name="Tabela3.B1" table:number-columns-spanned="6" office:value-type="string">
            <text:p text:style-name="P45">Singul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4124016">
          <table:table-cell table:style-name="Tabela3.A2" office:value-type="string">
            <text:p text:style-name="P44"/>
          </table:table-cell>
          <table:table-cell table:style-name="Tabela3.B2" table:number-columns-spanned="2" office:value-type="string">
            <text:p text:style-name="P45">Neutral</text:p>
          </table:table-cell>
          <table:covered-table-cell/>
          <table:table-cell table:style-name="Tabela3.B2" table:number-columns-spanned="2" office:value-type="string">
            <text:p text:style-name="P45">Masculine</text:p>
          </table:table-cell>
          <table:covered-table-cell/>
          <table:table-cell table:style-name="Tabela3.B2" office:value-type="string">
            <text:p text:style-name="P45">Feminine</text:p>
          </table:table-cell>
          <table:table-cell table:style-name="Tabela3.G2" office:value-type="string">
            <text:p text:style-name="P45">Undetermined</text:p>
          </table:table-cell>
        </table:table-row>
        <table:table-row table:style-name="TableLine94158134126960">
          <table:table-cell table:style-name="Tabela3.B2" table:number-rows-spanned="2" office:value-type="string">
            <text:p text:style-name="P46">Accusative</text:p>
          </table:table-cell>
          <table:table-cell table:style-name="Tabela3.B3" table:number-columns-spanned="4" office:value-type="string">
            <text:p text:style-name="P47">-um</text:p>
          </table:table-cell>
          <table:covered-table-cell/>
          <table:covered-table-cell/>
          <table:covered-table-cell/>
          <table:table-cell table:style-name="Tabela3.F3" table:number-rows-spanned="2" office:value-type="string">
            <text:p text:style-name="P47">-u</text:p>
          </table:table-cell>
          <table:table-cell table:style-name="Tabela3.G3" table:number-rows-spanned="2" office:value-type="string">
            <text:p text:style-name="P47">-em</text:p>
          </table:table-cell>
        </table:table-row>
        <table:table-row table:style-name="TableLine94158134129456">
          <table:covered-table-cell/>
          <table:table-cell table:style-name="Tabela3.B3" office:value-type="string">
            <text:p text:style-name="P47"/>
          </table:table-cell>
          <table:table-cell table:style-name="Tabela3.C4" table:number-rows-spanned="2" table:number-columns-spanned="2" office:value-type="string">
            <text:p text:style-name="P47">-o</text:p>
          </table:table-cell>
          <table:covered-table-cell/>
          <table:table-cell table:style-name="Tabela3.E4" office:value-type="string">
            <text:p text:style-name="P47"/>
          </table:table-cell>
          <table:covered-table-cell/>
          <table:covered-table-cell/>
        </table:table-row>
        <table:table-row table:style-name="TableLine94158134134144">
          <table:table-cell table:style-name="Tabela3.B2" office:value-type="string">
            <text:p text:style-name="P46">Nominative</text:p>
          </table:table-cell>
          <table:table-cell table:style-name="Tabela3.F3" office:value-type="string">
            <text:p text:style-name="P47"/>
          </table:table-cell>
          <table:covered-table-cell/>
          <table:covered-table-cell/>
          <table:table-cell table:style-name="Tabela3.F3" office:value-type="string">
            <text:p text:style-name="P47">-os</text:p>
          </table:table-cell>
          <table:table-cell table:style-name="Tabela3.F3" office:value-type="string">
            <text:p text:style-name="P47">-a</text:p>
          </table:table-cell>
          <table:table-cell table:style-name="Tabela3.G3" office:value-type="string">
            <text:p text:style-name="P47">-is</text:p>
          </table:table-cell>
        </table:table-row>
        <table:table-row table:style-name="TableLine94158134137360">
          <table:table-cell table:style-name="Tabela3.B2" office:value-type="string">
            <text:p text:style-name="P46">Dative</text:p>
          </table:table-cell>
          <table:table-cell table:style-name="Tabela3.G3" table:number-columns-spanned="6" office:value-type="string">
            <text:p text:style-name="P47">-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4138608">
          <table:table-cell table:style-name="Tabela3.B2" table:number-rows-spanned="2" office:value-type="string">
            <text:p text:style-name="P46">Genitive</text:p>
          </table:table-cell>
          <table:table-cell table:style-name="Tabela3.G3" table:number-columns-spanned="6" office:value-type="string">
            <text:p text:style-name="P47">-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4139408">
          <table:covered-table-cell/>
          <table:table-cell table:style-name="Tabela3.F3" table:number-columns-spanned="4" office:value-type="string">
            <text:p text:style-name="P47">-ios</text:p>
          </table:table-cell>
          <table:covered-table-cell/>
          <table:covered-table-cell/>
          <table:covered-table-cell/>
          <table:table-cell table:style-name="Tabela3.F3" office:value-type="string">
            <text:p text:style-name="P47">-ias</text:p>
          </table:table-cell>
          <table:table-cell table:style-name="Tabela3.G3" office:value-type="string">
            <text:p text:style-name="P47">-es</text:p>
          </table:table-cell>
        </table:table-row>
      </table:table>
      <text:p text:style-name="P3"/>
      <table:table table:name="Tabela4" table:style-name="Tabela4">
        <table:table-column table:style-name="Tabela4.A" table:number-columns-repeated="5"/>
        <table:table-row table:style-name="TableLine94158134142192">
          <table:table-cell table:style-name="Tabela4.A1" office:value-type="string">
            <text:p text:style-name="P44"/>
          </table:table-cell>
          <table:table-cell table:style-name="Tabela4.B1" table:number-columns-spanned="4" office:value-type="string">
            <text:p text:style-name="P45">Plural</text:p>
          </table:table-cell>
          <table:covered-table-cell/>
          <table:covered-table-cell/>
          <table:covered-table-cell/>
        </table:table-row>
        <table:table-row table:style-name="TableLine94158135414560">
          <table:table-cell table:style-name="Tabela4.A2" office:value-type="string">
            <text:p text:style-name="P44"/>
          </table:table-cell>
          <table:table-cell table:style-name="Tabela4.B2" office:value-type="string">
            <text:p text:style-name="P45">Neutral</text:p>
          </table:table-cell>
          <table:table-cell table:style-name="Tabela4.B2" office:value-type="string">
            <text:p text:style-name="P45">Masculine</text:p>
          </table:table-cell>
          <table:table-cell table:style-name="Tabela4.B2" office:value-type="string">
            <text:p text:style-name="P45">Undetermined</text:p>
          </table:table-cell>
          <table:table-cell table:style-name="Tabela4.E2" office:value-type="string">
            <text:p text:style-name="P45">Feminine</text:p>
          </table:table-cell>
        </table:table-row>
        <table:table-row table:style-name="TableLine94158135416912">
          <table:table-cell table:style-name="Tabela4.B2" office:value-type="string">
            <text:p text:style-name="P46">Nominative</text:p>
          </table:table-cell>
          <table:table-cell table:style-name="Tabela4.B3" table:number-rows-spanned="2" office:value-type="string">
            <text:p text:style-name="P47">-a</text:p>
          </table:table-cell>
          <table:table-cell table:style-name="Tabela4.B3" table:number-columns-spanned="2" office:value-type="string">
            <text:p text:style-name="P47">-i</text:p>
          </table:table-cell>
          <table:covered-table-cell/>
          <table:table-cell table:style-name="Tabela4.E3" office:value-type="string">
            <text:p text:style-name="P47">-as</text:p>
          </table:table-cell>
        </table:table-row>
        <table:table-row table:style-name="TableLine94158135419216">
          <table:table-cell table:style-name="Tabela4.B2" office:value-type="string">
            <text:p text:style-name="P46">Accusative</text:p>
          </table:table-cell>
          <table:covered-table-cell/>
          <table:table-cell table:style-name="Tabela4.E3" table:number-columns-spanned="3" office:value-type="string">
            <text:p text:style-name="P47">-ens</text:p>
          </table:table-cell>
          <table:covered-table-cell/>
          <table:covered-table-cell/>
        </table:table-row>
        <table:table-row table:style-name="TableLine94158135420848">
          <table:table-cell table:style-name="Tabela4.B2" office:value-type="string">
            <text:p text:style-name="P46">Dative</text:p>
          </table:table-cell>
          <table:table-cell table:style-name="Tabela4.E3" table:number-columns-spanned="4" office:value-type="string">
            <text:p text:style-name="P47">-ims</text:p>
          </table:table-cell>
          <table:covered-table-cell/>
          <table:covered-table-cell/>
          <table:covered-table-cell/>
        </table:table-row>
        <table:table-row table:style-name="TableLine94158135422320">
          <table:table-cell table:style-name="Tabela4.B2" table:number-rows-spanned="2" office:value-type="string">
            <text:p text:style-name="P46">Genitive</text:p>
          </table:table-cell>
          <table:table-cell table:style-name="Tabela4.E3" table:number-columns-spanned="4" office:value-type="string">
            <text:p text:style-name="P47">-n</text:p>
          </table:table-cell>
          <table:covered-table-cell/>
          <table:covered-table-cell/>
          <table:covered-table-cell/>
        </table:table-row>
        <table:table-row table:style-name="TableLine94158135423344">
          <table:covered-table-cell/>
          <table:table-cell table:style-name="Tabela4.E3" table:number-columns-spanned="4" office:value-type="string">
            <text:p text:style-name="P47">-en</text:p>
          </table:table-cell>
          <table:covered-table-cell/>
          <table:covered-table-cell/>
          <table:covered-table-cell/>
        </table:table-row>
      </table:table>
      <text:p text:style-name="P2"/>
      <text:p text:style-name="P10"/>
      <text:p text:style-name="P10"/>
      <text:p text:style-name="P1"/>
      <text:p text:style-name="P1"/>
      <text:p text:style-name="P11">pt</text:p>
      <text:p text:style-name="P1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column table:style-name="Tabela1.F"/>
        <table:table-column table:style-name="Tabela1.G"/>
        <table:table-row table:style-name="TableLine94158135428128">
          <table:table-cell table:style-name="Tabela1.A1" office:value-type="string">
            <text:p text:style-name="P13"/>
          </table:table-cell>
          <table:table-cell table:style-name="Tabela1.B1" table:number-columns-spanned="6" office:value-type="string">
            <text:p text:style-name="P17">Singul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5464432">
          <table:table-cell table:style-name="Tabela1.A2" office:value-type="string">
            <text:p text:style-name="P13"/>
          </table:table-cell>
          <table:table-cell table:style-name="Tabela1.B2" table:number-columns-spanned="2" office:value-type="string">
            <text:p text:style-name="P18">Neutro</text:p>
          </table:table-cell>
          <table:covered-table-cell/>
          <table:table-cell table:style-name="Tabela1.B2" table:number-columns-spanned="2" office:value-type="string">
            <text:p text:style-name="P18">Masculino</text:p>
          </table:table-cell>
          <table:covered-table-cell/>
          <table:table-cell table:style-name="Tabela1.B2" office:value-type="string">
            <text:p text:style-name="P18">Feminino</text:p>
          </table:table-cell>
          <table:table-cell table:style-name="Tabela1.G2" office:value-type="string">
            <text:p text:style-name="P19">Indeterminado</text:p>
          </table:table-cell>
        </table:table-row>
        <table:table-row table:style-name="TableLine94158135467248">
          <table:table-cell table:style-name="Tabela1.B1" table:number-rows-spanned="2" office:value-type="string">
            <text:p text:style-name="P20">Acusativo</text:p>
          </table:table-cell>
          <table:table-cell table:style-name="Tabela1.B3" table:number-columns-spanned="4" office:value-type="string">
            <text:p text:style-name="P14">-<text:span text:style-name="T1">um</text:span></text:p>
          </table:table-cell>
          <table:covered-table-cell/>
          <table:covered-table-cell/>
          <table:covered-table-cell/>
          <table:table-cell table:style-name="Tabela1.F3" table:number-rows-spanned="2" office:value-type="string">
            <text:p text:style-name="P14">-<text:span text:style-name="T2">u</text:span></text:p>
          </table:table-cell>
          <table:table-cell table:style-name="Tabela1.G3" table:number-rows-spanned="2" office:value-type="string">
            <text:p text:style-name="P14">-<text:span text:style-name="T3">em</text:span></text:p>
          </table:table-cell>
        </table:table-row>
        <table:table-row table:style-name="TableLine94158135470032">
          <table:covered-table-cell/>
          <table:table-cell table:style-name="Tabela1.B3" office:value-type="string">
            <text:p text:style-name="P14"/>
          </table:table-cell>
          <table:table-cell table:style-name="Tabela1.C4" table:number-rows-spanned="2" table:number-columns-spanned="2" office:value-type="string">
            <text:p text:style-name="P14">-<text:span text:style-name="T1">o</text:span></text:p>
          </table:table-cell>
          <table:covered-table-cell/>
          <table:table-cell table:style-name="Tabela1.E4" office:value-type="string">
            <text:p text:style-name="P14"/>
          </table:table-cell>
          <table:covered-table-cell/>
          <table:covered-table-cell/>
        </table:table-row>
        <table:table-row table:style-name="TableLine94158135474592">
          <table:table-cell table:style-name="Tabela1.B1" office:value-type="string">
            <text:p text:style-name="P20">Nominativo</text:p>
          </table:table-cell>
          <table:table-cell table:style-name="Tabela1.F3" office:value-type="string">
            <text:p text:style-name="P14"/>
          </table:table-cell>
          <table:covered-table-cell/>
          <table:covered-table-cell/>
          <table:table-cell table:style-name="Tabela1.F3" office:value-type="string">
            <text:p text:style-name="P14">-<text:span text:style-name="T4">os</text:span></text:p>
          </table:table-cell>
          <table:table-cell table:style-name="Tabela1.F3" office:value-type="string">
            <text:p text:style-name="P14">-<text:span text:style-name="T1">a</text:span></text:p>
          </table:table-cell>
          <table:table-cell table:style-name="Tabela1.G3" office:value-type="string">
            <text:p text:style-name="P14">-<text:span text:style-name="T1">is</text:span></text:p>
          </table:table-cell>
        </table:table-row>
        <table:table-row table:style-name="TableLine94158135477568">
          <table:table-cell table:style-name="Tabela1.G2" office:value-type="string">
            <text:p text:style-name="P20">Dativo</text:p>
          </table:table-cell>
          <table:table-cell table:style-name="Tabela1.G3" table:number-columns-spanned="6" office:value-type="string">
            <text:p text:style-name="P14">-<text:span text:style-name="T5">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5479360">
          <table:table-cell table:style-name="Tabela1.B1" table:number-rows-spanned="2" office:value-type="string">
            <text:p text:style-name="P20">Genitivo</text:p>
          </table:table-cell>
          <table:table-cell table:style-name="Tabela1.G3" table:number-columns-spanned="6" office:value-type="string">
            <text:p text:style-name="P14">-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5480160">
          <table:covered-table-cell/>
          <table:table-cell table:style-name="Tabela1.C4" table:number-columns-spanned="4" office:value-type="string">
            <text:p text:style-name="P15">-ios</text:p>
          </table:table-cell>
          <table:covered-table-cell/>
          <table:covered-table-cell/>
          <table:covered-table-cell/>
          <table:table-cell table:style-name="Tabela1.C4" office:value-type="string">
            <text:p text:style-name="P16">-ias</text:p>
          </table:table-cell>
          <table:table-cell table:style-name="Tabela1.G8" office:value-type="string">
            <text:p text:style-name="P16">-es</text:p>
          </table:table-cell>
        </table:table-row>
      </table:table>
      <text:p text:style-name="P4"/>
      <table:table table:name="Tabela2" table:style-name="Tabela2">
        <table:table-column table:style-name="Tabela2.A" table:number-columns-repeated="5"/>
        <table:table-row table:style-name="TableLine94158135483488">
          <table:table-cell table:style-name="Tabela2.A1" office:value-type="string">
            <text:p text:style-name="P13"/>
          </table:table-cell>
          <table:table-cell table:style-name="Tabela2.B1" table:number-columns-spanned="4" office:value-type="string">
            <text:p text:style-name="P21">Plural</text:p>
          </table:table-cell>
          <table:covered-table-cell/>
          <table:covered-table-cell/>
          <table:covered-table-cell/>
        </table:table-row>
        <table:table-row table:style-name="TableLine94158135497264">
          <table:table-cell table:style-name="Tabela2.A2" office:value-type="string">
            <text:p text:style-name="P13"/>
          </table:table-cell>
          <table:table-cell table:style-name="Tabela2.B2" office:value-type="string">
            <text:p text:style-name="P22">Neutro</text:p>
          </table:table-cell>
          <table:table-cell table:style-name="Tabela2.B2" office:value-type="string">
            <text:p text:style-name="P23">Masculino</text:p>
          </table:table-cell>
          <table:table-cell table:style-name="Tabela2.B2" office:value-type="string">
            <text:p text:style-name="P23">Indeterminado</text:p>
          </table:table-cell>
          <table:table-cell table:style-name="Tabela2.E2" office:value-type="string">
            <text:p text:style-name="P23">Feminino</text:p>
          </table:table-cell>
        </table:table-row>
        <table:table-row table:style-name="TableLine94158135499600">
          <table:table-cell table:style-name="Tabela2.B2" office:value-type="string">
            <text:p text:style-name="P20">Nominativo</text:p>
          </table:table-cell>
          <table:table-cell table:style-name="Tabela2.B3" table:number-rows-spanned="2" office:value-type="string">
            <text:p text:style-name="P15">-<text:span text:style-name="T6">a</text:span></text:p>
          </table:table-cell>
          <table:table-cell table:style-name="Tabela2.B3" table:number-columns-spanned="2" office:value-type="string">
            <text:p text:style-name="P14">-<text:span text:style-name="T6">i</text:span></text:p>
          </table:table-cell>
          <table:covered-table-cell/>
          <table:table-cell table:style-name="Tabela2.E3" office:value-type="string">
            <text:p text:style-name="P14">-<text:span text:style-name="T6">as</text:span></text:p>
          </table:table-cell>
        </table:table-row>
        <table:table-row table:style-name="TableLine94158135501904">
          <table:table-cell table:style-name="Tabela2.B2" office:value-type="string">
            <text:p text:style-name="P20">Acusativo</text:p>
          </table:table-cell>
          <table:covered-table-cell/>
          <table:table-cell table:style-name="Tabela2.E3" table:number-columns-spanned="3" office:value-type="string">
            <text:p text:style-name="P14">-<text:span text:style-name="T6">ens</text:span></text:p>
          </table:table-cell>
          <table:covered-table-cell/>
          <table:covered-table-cell/>
        </table:table-row>
        <table:table-row table:style-name="TableLine94158135503232">
          <table:table-cell table:style-name="Tabela2.B2" office:value-type="string">
            <text:p text:style-name="P20">Dativo</text:p>
          </table:table-cell>
          <table:table-cell table:style-name="Tabela2.E3" table:number-columns-spanned="4" office:value-type="string">
            <text:p text:style-name="P14">-<text:span text:style-name="T5">ims</text:span></text:p>
          </table:table-cell>
          <table:covered-table-cell/>
          <table:covered-table-cell/>
          <table:covered-table-cell/>
        </table:table-row>
        <table:table-row table:style-name="TableLine94158135504624">
          <table:table-cell table:style-name="Tabela2.B2" table:number-rows-spanned="2" office:value-type="string">
            <text:p text:style-name="P20">Genitivo</text:p>
          </table:table-cell>
          <table:table-cell table:style-name="Tabela2.E3" table:number-columns-spanned="4" office:value-type="string">
            <text:p text:style-name="P14">-<text:span text:style-name="T6">n</text:span></text:p>
          </table:table-cell>
          <table:covered-table-cell/>
          <table:covered-table-cell/>
          <table:covered-table-cell/>
        </table:table-row>
        <table:table-row table:style-name="TableLine94158135505648">
          <table:covered-table-cell/>
          <table:table-cell table:style-name="Tabela2.E3" table:number-columns-spanned="4" office:value-type="string">
            <text:p text:style-name="P14">-<text:span text:style-name="T6">en</text:span></text:p>
          </table:table-cell>
          <table:covered-table-cell/>
          <table:covered-table-cell/>
          <table:covered-table-cell/>
        </table:table-row>
      </table:table>
      <text:p text:style-name="P5"/>
      <text:p text:style-name="P5"/>
      <text:p text:style-name="P12">es</text:p>
      <text:p text:style-name="P5"/>
      <text:p text:style-name="P8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B"/>
        <table:table-column table:style-name="Tabela5.E"/>
        <table:table-column table:style-name="Tabela5.F"/>
        <table:table-column table:style-name="Tabela5.G"/>
        <table:table-row table:style-name="TableLine94158135509024">
          <table:table-cell table:style-name="Tabela5.A1" office:value-type="string">
            <text:p text:style-name="P33"/>
          </table:table-cell>
          <table:table-cell table:style-name="Tabela5.B1" table:number-columns-spanned="6" office:value-type="string">
            <text:p text:style-name="P37">Singula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5533008">
          <table:table-cell table:style-name="Tabela5.A2" office:value-type="string">
            <text:p text:style-name="P33"/>
          </table:table-cell>
          <table:table-cell table:style-name="Tabela5.B2" table:number-columns-spanned="2" office:value-type="string">
            <text:p text:style-name="P38">Neutro</text:p>
          </table:table-cell>
          <table:covered-table-cell/>
          <table:table-cell table:style-name="Tabela5.B2" table:number-columns-spanned="2" office:value-type="string">
            <text:p text:style-name="P38">Masculino</text:p>
          </table:table-cell>
          <table:covered-table-cell/>
          <table:table-cell table:style-name="Tabela5.B2" office:value-type="string">
            <text:p text:style-name="P38">Feminino</text:p>
          </table:table-cell>
          <table:table-cell table:style-name="Tabela5.G2" office:value-type="string">
            <text:p text:style-name="P39">Indeterminado</text:p>
          </table:table-cell>
        </table:table-row>
        <table:table-row table:style-name="TableLine94158135535824">
          <table:table-cell table:style-name="Tabela5.B1" table:number-rows-spanned="2" office:value-type="string">
            <text:p text:style-name="P40">Acusativo</text:p>
          </table:table-cell>
          <table:table-cell table:style-name="Tabela5.B3" table:number-columns-spanned="4" office:value-type="string">
            <text:p text:style-name="P34">-<text:span text:style-name="T1">um</text:span></text:p>
          </table:table-cell>
          <table:covered-table-cell/>
          <table:covered-table-cell/>
          <table:covered-table-cell/>
          <table:table-cell table:style-name="Tabela5.F3" table:number-rows-spanned="2" office:value-type="string">
            <text:p text:style-name="P34">-<text:span text:style-name="T2">u</text:span></text:p>
          </table:table-cell>
          <table:table-cell table:style-name="Tabela5.G3" table:number-rows-spanned="2" office:value-type="string">
            <text:p text:style-name="P34">-<text:span text:style-name="T3">em</text:span></text:p>
          </table:table-cell>
        </table:table-row>
        <table:table-row table:style-name="TableLine94158135538608">
          <table:covered-table-cell/>
          <table:table-cell table:style-name="Tabela5.B3" office:value-type="string">
            <text:p text:style-name="P34"/>
          </table:table-cell>
          <table:table-cell table:style-name="Tabela5.C4" table:number-rows-spanned="2" table:number-columns-spanned="2" office:value-type="string">
            <text:p text:style-name="P34">-<text:span text:style-name="T1">o</text:span></text:p>
          </table:table-cell>
          <table:covered-table-cell/>
          <table:table-cell table:style-name="Tabela5.E4" office:value-type="string">
            <text:p text:style-name="P34"/>
          </table:table-cell>
          <table:covered-table-cell/>
          <table:covered-table-cell/>
        </table:table-row>
        <table:table-row table:style-name="TableLine94158135543168">
          <table:table-cell table:style-name="Tabela5.B1" office:value-type="string">
            <text:p text:style-name="P40">Nominativo</text:p>
          </table:table-cell>
          <table:table-cell table:style-name="Tabela5.F3" office:value-type="string">
            <text:p text:style-name="P34"/>
          </table:table-cell>
          <table:covered-table-cell/>
          <table:covered-table-cell/>
          <table:table-cell table:style-name="Tabela5.F3" office:value-type="string">
            <text:p text:style-name="P34">-<text:span text:style-name="T4">os</text:span></text:p>
          </table:table-cell>
          <table:table-cell table:style-name="Tabela5.F3" office:value-type="string">
            <text:p text:style-name="P34">-<text:span text:style-name="T1">a</text:span></text:p>
          </table:table-cell>
          <table:table-cell table:style-name="Tabela5.G3" office:value-type="string">
            <text:p text:style-name="P34">-<text:span text:style-name="T1">is</text:span></text:p>
          </table:table-cell>
        </table:table-row>
        <table:table-row table:style-name="TableLine94158135546144">
          <table:table-cell table:style-name="Tabela5.G2" office:value-type="string">
            <text:p text:style-name="P40">Dativo</text:p>
          </table:table-cell>
          <table:table-cell table:style-name="Tabela5.G3" table:number-columns-spanned="6" office:value-type="string">
            <text:p text:style-name="P34">-<text:span text:style-name="T5">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5547936">
          <table:table-cell table:style-name="Tabela5.B1" table:number-rows-spanned="2" office:value-type="string">
            <text:p text:style-name="P40">Genitivo</text:p>
          </table:table-cell>
          <table:table-cell table:style-name="Tabela5.G3" table:number-columns-spanned="6" office:value-type="string">
            <text:p text:style-name="P34">-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5548736">
          <table:covered-table-cell/>
          <table:table-cell table:style-name="Tabela5.C4" table:number-columns-spanned="4" office:value-type="string">
            <text:p text:style-name="P35">-ios</text:p>
          </table:table-cell>
          <table:covered-table-cell/>
          <table:covered-table-cell/>
          <table:covered-table-cell/>
          <table:table-cell table:style-name="Tabela5.C4" office:value-type="string">
            <text:p text:style-name="P36">-ias</text:p>
          </table:table-cell>
          <table:table-cell table:style-name="Tabela5.G8" office:value-type="string">
            <text:p text:style-name="P36">-es</text:p>
          </table:table-cell>
        </table:table-row>
      </table:table>
      <text:p text:style-name="P8"/>
      <table:table table:name="Tabela6" table:style-name="Tabela6">
        <table:table-column table:style-name="Tabela6.A" table:number-columns-repeated="5"/>
        <table:table-row table:style-name="TableLine94158135552064">
          <table:table-cell table:style-name="Tabela6.A1" office:value-type="string">
            <text:p text:style-name="P33"/>
          </table:table-cell>
          <table:table-cell table:style-name="Tabela6.B1" table:number-columns-spanned="4" office:value-type="string">
            <text:p text:style-name="P41">Plural</text:p>
          </table:table-cell>
          <table:covered-table-cell/>
          <table:covered-table-cell/>
          <table:covered-table-cell/>
        </table:table-row>
        <table:table-row table:style-name="TableLine94158135565792">
          <table:table-cell table:style-name="Tabela6.A2" office:value-type="string">
            <text:p text:style-name="P33"/>
          </table:table-cell>
          <table:table-cell table:style-name="Tabela6.B2" office:value-type="string">
            <text:p text:style-name="P42">Neutro</text:p>
          </table:table-cell>
          <table:table-cell table:style-name="Tabela6.B2" office:value-type="string">
            <text:p text:style-name="P43">Masculino</text:p>
          </table:table-cell>
          <table:table-cell table:style-name="Tabela6.B2" office:value-type="string">
            <text:p text:style-name="P43">Indeterminado</text:p>
          </table:table-cell>
          <table:table-cell table:style-name="Tabela6.E2" office:value-type="string">
            <text:p text:style-name="P43">Feminino</text:p>
          </table:table-cell>
        </table:table-row>
        <table:table-row table:style-name="TableLine94158135722992">
          <table:table-cell table:style-name="Tabela6.B2" office:value-type="string">
            <text:p text:style-name="P40">Nominativo</text:p>
          </table:table-cell>
          <table:table-cell table:style-name="Tabela6.B3" table:number-rows-spanned="2" office:value-type="string">
            <text:p text:style-name="P35">-<text:span text:style-name="T6">a</text:span></text:p>
          </table:table-cell>
          <table:table-cell table:style-name="Tabela6.B3" table:number-columns-spanned="2" office:value-type="string">
            <text:p text:style-name="P34">-<text:span text:style-name="T6">i</text:span></text:p>
          </table:table-cell>
          <table:covered-table-cell/>
          <table:table-cell table:style-name="Tabela6.E3" office:value-type="string">
            <text:p text:style-name="P34">-<text:span text:style-name="T6">as</text:span></text:p>
          </table:table-cell>
        </table:table-row>
        <table:table-row table:style-name="TableLine94158135725296">
          <table:table-cell table:style-name="Tabela6.B2" office:value-type="string">
            <text:p text:style-name="P40">Acusativo</text:p>
          </table:table-cell>
          <table:covered-table-cell/>
          <table:table-cell table:style-name="Tabela6.E3" table:number-columns-spanned="3" office:value-type="string">
            <text:p text:style-name="P34">-<text:span text:style-name="T6">ens</text:span></text:p>
          </table:table-cell>
          <table:covered-table-cell/>
          <table:covered-table-cell/>
        </table:table-row>
        <table:table-row table:style-name="TableLine94158135726624">
          <table:table-cell table:style-name="Tabela6.B2" office:value-type="string">
            <text:p text:style-name="P40">Dativo</text:p>
          </table:table-cell>
          <table:table-cell table:style-name="Tabela6.E3" table:number-columns-spanned="4" office:value-type="string">
            <text:p text:style-name="P34">-<text:span text:style-name="T5">ims</text:span></text:p>
          </table:table-cell>
          <table:covered-table-cell/>
          <table:covered-table-cell/>
          <table:covered-table-cell/>
        </table:table-row>
        <table:table-row table:style-name="TableLine94158135727952">
          <table:table-cell table:style-name="Tabela6.B2" table:number-rows-spanned="2" office:value-type="string">
            <text:p text:style-name="P40">Genitivo</text:p>
          </table:table-cell>
          <table:table-cell table:style-name="Tabela6.E3" table:number-columns-spanned="4" office:value-type="string">
            <text:p text:style-name="P34">-<text:span text:style-name="T6">n</text:span></text:p>
          </table:table-cell>
          <table:covered-table-cell/>
          <table:covered-table-cell/>
          <table:covered-table-cell/>
        </table:table-row>
        <table:table-row table:style-name="TableLine94158135728976">
          <table:covered-table-cell/>
          <table:table-cell table:style-name="Tabela6.E3" table:number-columns-spanned="4" office:value-type="string">
            <text:p text:style-name="P34">-<text:span text:style-name="T6">en</text:span></text:p>
          </table:table-cell>
          <table:covered-table-cell/>
          <table:covered-table-cell/>
          <table:covered-table-cell/>
        </table:table-row>
      </table:table>
      <text:p text:style-name="P9"/>
      <text:p text:style-name="P12">fr</text:p>
      <text:p text:style-name="P6"/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F"/>
        <table:table-column table:style-name="Tabela7.G"/>
        <table:table-row table:style-name="TableLine94158133333264">
          <table:table-cell table:style-name="Tabela7.A1" office:value-type="string">
            <text:p text:style-name="P27"/>
          </table:table-cell>
          <table:table-cell table:style-name="Tabela7.B1" table:number-columns-spanned="6" office:value-type="string">
            <text:p text:style-name="P26"><text:span text:style-name="T12">S</text:span>ingulie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6104608">
          <table:table-cell table:style-name="Tabela7.A2" office:value-type="string">
            <text:p text:style-name="P27"/>
          </table:table-cell>
          <table:table-cell table:style-name="Tabela7.B2" table:number-columns-spanned="2" office:value-type="string">
            <text:p text:style-name="P31"><text:span text:style-name="T7">Neutr</text:span><text:span text:style-name="T8">e</text:span></text:p>
          </table:table-cell>
          <table:covered-table-cell/>
          <table:table-cell table:style-name="Tabela7.B2" table:number-columns-spanned="2" office:value-type="string">
            <text:p text:style-name="P25">Masculin</text:p>
          </table:table-cell>
          <table:covered-table-cell/>
          <table:table-cell table:style-name="Tabela7.B2" office:value-type="string">
            <text:p text:style-name="P25">Féminin</text:p>
          </table:table-cell>
          <table:table-cell table:style-name="Tabela7.G2" office:value-type="string">
            <text:p text:style-name="P31"><text:span text:style-name="T8">I</text:span><text:span text:style-name="T9">ndéterminé</text:span></text:p>
          </table:table-cell>
        </table:table-row>
        <table:table-row table:style-name="TableLine94158136107168">
          <table:table-cell table:style-name="Tabela7.B1" table:number-rows-spanned="2" office:value-type="string">
            <text:p text:style-name="P32"><text:span text:style-name="T9">A</text:span><text:span text:style-name="T10">ccusatif</text:span></text:p>
          </table:table-cell>
          <table:table-cell table:style-name="Tabela7.B3" table:number-columns-spanned="4" office:value-type="string">
            <text:p text:style-name="P28">-<text:span text:style-name="T1">um</text:span></text:p>
          </table:table-cell>
          <table:covered-table-cell/>
          <table:covered-table-cell/>
          <table:covered-table-cell/>
          <table:table-cell table:style-name="Tabela7.F3" table:number-rows-spanned="2" office:value-type="string">
            <text:p text:style-name="P28">-<text:span text:style-name="T2">u</text:span></text:p>
          </table:table-cell>
          <table:table-cell table:style-name="Tabela7.G3" table:number-rows-spanned="2" office:value-type="string">
            <text:p text:style-name="P28">-<text:span text:style-name="T3">em</text:span></text:p>
          </table:table-cell>
        </table:table-row>
        <table:table-row table:style-name="TableLine94158136109952">
          <table:covered-table-cell/>
          <table:table-cell table:style-name="Tabela7.B3" office:value-type="string">
            <text:p text:style-name="P28"/>
          </table:table-cell>
          <table:table-cell table:style-name="Tabela7.C4" table:number-rows-spanned="2" table:number-columns-spanned="2" office:value-type="string">
            <text:p text:style-name="P28">-<text:span text:style-name="T1">o</text:span></text:p>
          </table:table-cell>
          <table:covered-table-cell/>
          <table:table-cell table:style-name="Tabela7.E4" office:value-type="string">
            <text:p text:style-name="P28"/>
          </table:table-cell>
          <table:covered-table-cell/>
          <table:covered-table-cell/>
        </table:table-row>
        <table:table-row table:style-name="TableLine94158136114000">
          <table:table-cell table:style-name="Tabela7.B1" office:value-type="string">
            <text:p text:style-name="P32"><text:span text:style-name="T9">N</text:span><text:span text:style-name="T10">ominatif</text:span></text:p>
          </table:table-cell>
          <table:table-cell table:style-name="Tabela7.F3" office:value-type="string">
            <text:p text:style-name="P28"/>
          </table:table-cell>
          <table:covered-table-cell/>
          <table:covered-table-cell/>
          <table:table-cell table:style-name="Tabela7.F3" office:value-type="string">
            <text:p text:style-name="P28">-<text:span text:style-name="T4">os</text:span></text:p>
          </table:table-cell>
          <table:table-cell table:style-name="Tabela7.F3" office:value-type="string">
            <text:p text:style-name="P28">-<text:span text:style-name="T1">a</text:span></text:p>
          </table:table-cell>
          <table:table-cell table:style-name="Tabela7.G3" office:value-type="string">
            <text:p text:style-name="P28">-<text:span text:style-name="T1">is</text:span></text:p>
          </table:table-cell>
        </table:table-row>
        <table:table-row table:style-name="TableLine94158136116976">
          <table:table-cell table:style-name="Tabela7.G2" office:value-type="string">
            <text:p text:style-name="P32"><text:span text:style-name="T9">Dati</text:span><text:span text:style-name="T8">f</text:span></text:p>
          </table:table-cell>
          <table:table-cell table:style-name="Tabela7.G3" table:number-columns-spanned="6" office:value-type="string">
            <text:p text:style-name="P28">-<text:span text:style-name="T5">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6118768">
          <table:table-cell table:style-name="Tabela7.B1" table:number-rows-spanned="2" office:value-type="string">
            <text:p text:style-name="P32"><text:span text:style-name="T9">Géniti</text:span><text:span text:style-name="T8">f</text:span></text:p>
          </table:table-cell>
          <table:table-cell table:style-name="Tabela7.G3" table:number-columns-spanned="6" office:value-type="string">
            <text:p text:style-name="P28">-<text:span text:style-name="T5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158136119568">
          <table:covered-table-cell/>
          <table:table-cell table:style-name="Tabela7.C4" table:number-columns-spanned="4" office:value-type="string">
            <text:p text:style-name="P29">-ios</text:p>
          </table:table-cell>
          <table:covered-table-cell/>
          <table:covered-table-cell/>
          <table:covered-table-cell/>
          <table:table-cell table:style-name="Tabela7.C4" office:value-type="string">
            <text:p text:style-name="P30">-ias</text:p>
          </table:table-cell>
          <table:table-cell table:style-name="Tabela7.G8" office:value-type="string">
            <text:p text:style-name="P30">-es</text:p>
          </table:table-cell>
        </table:table-row>
      </table:table>
      <text:p text:style-name="P7"/>
      <table:table table:name="Tabela8" table:style-name="Tabela8">
        <table:table-column table:style-name="Tabela8.A" table:number-columns-repeated="5"/>
        <table:table-row table:style-name="TableLine94158136122896">
          <table:table-cell table:style-name="Tabela8.A1" office:value-type="string">
            <text:p text:style-name="P27"/>
          </table:table-cell>
          <table:table-cell table:style-name="Tabela8.B1" table:number-columns-spanned="4" office:value-type="string">
            <text:p text:style-name="P26"><text:span text:style-name="T11">P</text:span>luriel</text:p>
          </table:table-cell>
          <table:covered-table-cell/>
          <table:covered-table-cell/>
          <table:covered-table-cell/>
        </table:table-row>
        <table:table-row table:style-name="TableLine94158136133504">
          <table:table-cell table:style-name="Tabela8.A2" office:value-type="string">
            <text:p text:style-name="P27"/>
          </table:table-cell>
          <table:table-cell table:style-name="Tabela8.B2" office:value-type="string">
            <text:p text:style-name="P31"><text:span text:style-name="T7">Neutr</text:span><text:span text:style-name="T8">e</text:span></text:p>
          </table:table-cell>
          <table:table-cell table:style-name="Tabela8.B2" office:value-type="string">
            <text:p text:style-name="P25">Masculin</text:p>
          </table:table-cell>
          <table:table-cell table:style-name="Tabela8.B2" office:value-type="string">
            <text:p text:style-name="P25">Féminin</text:p>
          </table:table-cell>
          <table:table-cell table:style-name="Tabela8.E2" office:value-type="string">
            <text:p text:style-name="P31"><text:span text:style-name="T8">I</text:span><text:span text:style-name="T9">ndéterminé</text:span></text:p>
          </table:table-cell>
        </table:table-row>
        <table:table-row table:style-name="TableLine94158136141504">
          <table:table-cell table:style-name="Tabela8.B2" office:value-type="string">
            <text:p text:style-name="P24">Nominatif</text:p>
          </table:table-cell>
          <table:table-cell table:style-name="Tabela8.B3" table:number-rows-spanned="2" office:value-type="string">
            <text:p text:style-name="P29">-<text:span text:style-name="T6">a</text:span></text:p>
          </table:table-cell>
          <table:table-cell table:style-name="Tabela8.B3" table:number-columns-spanned="2" office:value-type="string">
            <text:p text:style-name="P28">-<text:span text:style-name="T6">i</text:span></text:p>
          </table:table-cell>
          <table:covered-table-cell/>
          <table:table-cell table:style-name="Tabela8.E3" office:value-type="string">
            <text:p text:style-name="P28">-<text:span text:style-name="T6">as</text:span></text:p>
          </table:table-cell>
        </table:table-row>
        <table:table-row table:style-name="TableLine94158136143808">
          <table:table-cell table:style-name="Tabela8.B2" office:value-type="string">
            <text:p text:style-name="P24">Accusatif</text:p>
          </table:table-cell>
          <table:covered-table-cell/>
          <table:table-cell table:style-name="Tabela8.E3" table:number-columns-spanned="3" office:value-type="string">
            <text:p text:style-name="P28">-<text:span text:style-name="T6">ens</text:span></text:p>
          </table:table-cell>
          <table:covered-table-cell/>
          <table:covered-table-cell/>
        </table:table-row>
        <table:table-row table:style-name="TableLine94158136145136">
          <table:table-cell table:style-name="Tabela8.B2" office:value-type="string">
            <text:p text:style-name="P32"><text:span text:style-name="T9">Dati</text:span><text:span text:style-name="T8">f</text:span></text:p>
          </table:table-cell>
          <table:table-cell table:style-name="Tabela8.E3" table:number-columns-spanned="4" office:value-type="string">
            <text:p text:style-name="P28">-<text:span text:style-name="T5">ims</text:span></text:p>
          </table:table-cell>
          <table:covered-table-cell/>
          <table:covered-table-cell/>
          <table:covered-table-cell/>
        </table:table-row>
        <table:table-row table:style-name="TableLine94158136146448">
          <table:table-cell table:style-name="Tabela8.B2" table:number-rows-spanned="2" office:value-type="string">
            <text:p text:style-name="P32"><text:span text:style-name="T9">Géniti</text:span><text:span text:style-name="T8">f</text:span></text:p>
          </table:table-cell>
          <table:table-cell table:style-name="Tabela8.E3" table:number-columns-spanned="4" office:value-type="string">
            <text:p text:style-name="P28">-<text:span text:style-name="T6">n</text:span></text:p>
          </table:table-cell>
          <table:covered-table-cell/>
          <table:covered-table-cell/>
          <table:covered-table-cell/>
        </table:table-row>
        <table:table-row table:style-name="TableLine94158136147200">
          <table:covered-table-cell/>
          <table:table-cell table:style-name="Tabela8.E3" table:number-columns-spanned="4" office:value-type="string">
            <text:p text:style-name="P28">-<text:span text:style-name="T6">en</text:span></text:p>
          </table:table-cell>
          <table:covered-table-cell/>
          <table:covered-table-cell/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ngua Franca" svg:font-family="'Lingua Franc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9:49:17.382381468</meta:creation-date>
    <dc:date>2021-04-18T10:14:02.907962041</dc:date>
    <meta:editing-duration>PT4M33S</meta:editing-duration>
    <meta:editing-cycles>4</meta:editing-cycles>
    <meta:generator>LibreOffice/6.4.7.2$Linux_X86_64 LibreOffice_project/40$Build-2</meta:generator>
    <meta:document-statistic meta:table-count="8" meta:image-count="0" meta:object-count="0" meta:page-count="4" meta:paragraph-count="152" meta:word-count="152" meta:character-count="819" meta:non-whitespace-character-count="819"/>
  </office:meta>
</office:document-meta>
</file>